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LobCreatingPreparedStatementCallback.AbstractLobCreatingPreparedStatementCallback( LobHandler lob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LobCreatingPreparedStatementCallback.doInPreparedStatement( PreparedStatement 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